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0ecdc1"/>
    </style:style>
    <style:style style:name="P3" style:family="paragraph" style:parent-style-name="Standard">
      <style:text-properties officeooo:rsid="000ecdc1" officeooo:paragraph-rsid="0021a483"/>
    </style:style>
    <style:style style:name="P4" style:family="paragraph" style:parent-style-name="Standard">
      <style:text-properties officeooo:rsid="000ecdc1" officeooo:paragraph-rsid="0029e794"/>
    </style:style>
    <style:style style:name="P5" style:family="paragraph" style:parent-style-name="Standard">
      <style:text-properties officeooo:rsid="001e3701"/>
    </style:style>
    <style:style style:name="P6" style:family="paragraph" style:parent-style-name="Standard">
      <style:text-properties officeooo:rsid="001e3701" officeooo:paragraph-rsid="0021a483"/>
    </style:style>
    <style:style style:name="P7" style:family="paragraph" style:parent-style-name="Standard">
      <style:text-properties officeooo:rsid="001e3701" officeooo:paragraph-rsid="0029e794"/>
    </style:style>
    <style:style style:name="P8" style:family="paragraph" style:parent-style-name="Standard">
      <style:text-properties officeooo:rsid="001e3701" officeooo:paragraph-rsid="002ae8e8"/>
    </style:style>
    <style:style style:name="P9" style:family="paragraph" style:parent-style-name="Standard">
      <style:text-properties officeooo:rsid="001e3701" officeooo:paragraph-rsid="002cd7e2"/>
    </style:style>
    <style:style style:name="P10" style:family="paragraph" style:parent-style-name="Standard">
      <style:text-properties officeooo:rsid="001e3701" officeooo:paragraph-rsid="002e557d"/>
    </style:style>
    <style:style style:name="P11" style:family="paragraph" style:parent-style-name="Standard">
      <style:text-properties officeooo:rsid="001e3701" officeooo:paragraph-rsid="00305001"/>
    </style:style>
    <style:style style:name="P12" style:family="paragraph" style:parent-style-name="Standard">
      <style:text-properties officeooo:rsid="001e3701" officeooo:paragraph-rsid="00331cab"/>
    </style:style>
    <style:style style:name="P13" style:family="paragraph" style:parent-style-name="Standard">
      <style:text-properties officeooo:rsid="001e3701" officeooo:paragraph-rsid="00343bd2"/>
    </style:style>
    <style:style style:name="P14" style:family="paragraph" style:parent-style-name="Standard">
      <style:text-properties officeooo:rsid="001e3701" officeooo:paragraph-rsid="00362160"/>
    </style:style>
    <style:style style:name="P15" style:family="paragraph" style:parent-style-name="Standard">
      <style:text-properties officeooo:rsid="001e3701" officeooo:paragraph-rsid="003af33d"/>
    </style:style>
    <style:style style:name="P16" style:family="paragraph" style:parent-style-name="Standard">
      <style:text-properties officeooo:rsid="001e3701" officeooo:paragraph-rsid="003c88b3"/>
    </style:style>
    <style:style style:name="P17" style:family="paragraph" style:parent-style-name="Standard">
      <style:text-properties officeooo:rsid="001e3701" officeooo:paragraph-rsid="003f1502"/>
    </style:style>
    <style:style style:name="P18" style:family="paragraph" style:parent-style-name="Standard">
      <style:text-properties officeooo:rsid="001e3701" officeooo:paragraph-rsid="004356d4"/>
    </style:style>
    <style:style style:name="P19" style:family="paragraph" style:parent-style-name="Standard">
      <style:text-properties officeooo:rsid="00214e17" officeooo:paragraph-rsid="00214e17"/>
    </style:style>
    <style:style style:name="P20" style:family="paragraph" style:parent-style-name="Standard">
      <style:text-properties officeooo:rsid="00214e17" officeooo:paragraph-rsid="00343bd2"/>
    </style:style>
    <style:style style:name="P21" style:family="paragraph" style:parent-style-name="Standard">
      <style:text-properties officeooo:rsid="0023fdbe" officeooo:paragraph-rsid="0023fdbe"/>
    </style:style>
    <style:style style:name="P22" style:family="paragraph" style:parent-style-name="Standard">
      <style:text-properties officeooo:paragraph-rsid="0021a483"/>
    </style:style>
    <style:style style:name="P23" style:family="paragraph" style:parent-style-name="Standard">
      <style:text-properties officeooo:paragraph-rsid="0029e794"/>
    </style:style>
    <style:style style:name="P24" style:family="paragraph" style:parent-style-name="Standard">
      <style:text-properties officeooo:paragraph-rsid="002ae8e8"/>
    </style:style>
    <style:style style:name="P25" style:family="paragraph" style:parent-style-name="Standard">
      <style:text-properties officeooo:paragraph-rsid="002cd7e2"/>
    </style:style>
    <style:style style:name="P26" style:family="paragraph" style:parent-style-name="Standard">
      <style:text-properties officeooo:paragraph-rsid="00343bd2"/>
    </style:style>
    <style:style style:name="P27" style:family="paragraph" style:parent-style-name="Standard">
      <style:text-properties officeooo:rsid="0037465e" officeooo:paragraph-rsid="0037465e"/>
    </style:style>
    <style:style style:name="P28" style:family="paragraph" style:parent-style-name="Standard">
      <style:text-properties style:font-name="Droid Sans Mono" fo:font-size="11pt" officeooo:rsid="0037465e" officeooo:paragraph-rsid="0037465e" style:font-size-asian="11pt" style:font-size-complex="11pt"/>
    </style:style>
    <style:style style:name="P29" style:family="paragraph" style:parent-style-name="Standard">
      <style:text-properties style:font-name="Droid Sans Mono" fo:font-size="11pt" officeooo:paragraph-rsid="00343bd2" style:font-size-asian="11pt" style:font-size-complex="11pt"/>
    </style:style>
    <style:style style:name="P30" style:family="paragraph" style:parent-style-name="Standard">
      <style:text-properties fo:font-size="16pt" fo:font-weight="bold" officeooo:rsid="00406213" officeooo:paragraph-rsid="001cc778" style:font-size-asian="16pt" style:font-weight-asian="bold" style:font-size-complex="16pt" style:font-weight-complex="bold"/>
    </style:style>
    <style:style style:name="P31" style:family="paragraph" style:parent-style-name="Standard">
      <style:text-properties officeooo:paragraph-rsid="00424cf5"/>
    </style:style>
    <style:style style:name="P32" style:family="paragraph" style:parent-style-name="Standard">
      <style:paragraph-properties fo:break-before="page"/>
      <style:text-properties officeooo:rsid="00214e17" officeooo:paragraph-rsid="00214e17"/>
    </style:style>
    <style:style style:name="P33" style:family="paragraph" style:parent-style-name="Standard">
      <style:paragraph-properties fo:break-before="page"/>
      <style:text-properties officeooo:rsid="001e3701" officeooo:paragraph-rsid="002ae8e8"/>
    </style:style>
    <style:style style:name="P34" style:family="paragraph" style:parent-style-name="Standard">
      <style:paragraph-properties fo:break-before="page"/>
      <style:text-properties officeooo:rsid="001e3701" officeooo:paragraph-rsid="002cd7e2"/>
    </style:style>
    <style:style style:name="P35" style:family="paragraph" style:parent-style-name="Contents_20_5">
      <style:paragraph-properties>
        <style:tab-stops>
          <style:tab-stop style:position="15.406cm" style:type="right" style:leader-style="dotted" style:leader-text="."/>
        </style:tab-stops>
      </style:paragraph-properties>
    </style:style>
    <style:style style:name="P36" style:family="paragraph" style:parent-style-name="Preformatted_20_Text">
      <style:text-properties officeooo:rsid="000ecdc1" officeooo:paragraph-rsid="00161d22"/>
    </style:style>
    <style:style style:name="P37" style:family="paragraph" style:parent-style-name="Preformatted_20_Text">
      <style:text-properties officeooo:rsid="000ecdc1" officeooo:paragraph-rsid="002ae8e8"/>
    </style:style>
    <style:style style:name="P38" style:family="paragraph" style:parent-style-name="Heading_20_5">
      <style:text-properties officeooo:paragraph-rsid="0021a483"/>
    </style:style>
    <style:style style:name="P39" style:family="paragraph" style:parent-style-name="Heading_20_5">
      <style:text-properties officeooo:rsid="000ecdc1"/>
    </style:style>
    <style:style style:name="P40" style:family="paragraph" style:parent-style-name="Heading_20_5">
      <style:text-properties officeooo:rsid="000ecdc1" officeooo:paragraph-rsid="0029e794"/>
    </style:style>
    <style:style style:name="P41" style:family="paragraph" style:parent-style-name="Heading_20_5">
      <style:text-properties officeooo:rsid="0011b245" officeooo:paragraph-rsid="002ae8e8"/>
    </style:style>
    <style:style style:name="P42" style:family="paragraph" style:parent-style-name="Heading_20_5">
      <style:text-properties officeooo:rsid="0011b245" officeooo:paragraph-rsid="002cd7e2"/>
    </style:style>
    <style:style style:name="P43" style:family="paragraph" style:parent-style-name="Heading_20_5">
      <style:text-properties officeooo:rsid="0011b245" officeooo:paragraph-rsid="00343bd2"/>
    </style:style>
    <style:style style:name="P44" style:family="paragraph" style:parent-style-name="Heading_20_5">
      <style:text-properties officeooo:rsid="0011b245" officeooo:paragraph-rsid="00479596"/>
    </style:style>
    <style:style style:name="P45" style:family="paragraph" style:parent-style-name="Heading_20_5">
      <style:text-properties officeooo:paragraph-rsid="00343bd2"/>
    </style:style>
    <style:style style:name="P46" style:family="paragraph" style:parent-style-name="Standard" style:list-style-name="L1">
      <style:text-properties officeooo:rsid="001e3701" officeooo:paragraph-rsid="00362160"/>
    </style:style>
    <style:style style:name="P47" style:family="paragraph" style:parent-style-name="Standard">
      <style:text-properties officeooo:rsid="001e3701" officeooo:paragraph-rsid="00343bd2"/>
    </style:style>
    <style:style style:name="P48" style:family="paragraph" style:parent-style-name="Standard">
      <style:text-properties officeooo:rsid="001e3701" officeooo:paragraph-rsid="00479596"/>
    </style:style>
    <style:style style:name="P49" style:family="paragraph" style:parent-style-name="Standard">
      <style:text-properties officeooo:paragraph-rsid="00343bd2"/>
    </style:style>
    <style:style style:name="P50" style:family="paragraph" style:parent-style-name="Standard">
      <style:text-properties officeooo:rsid="00479596" officeooo:paragraph-rsid="00343bd2"/>
    </style:style>
    <style:style style:name="P51" style:family="paragraph" style:parent-style-name="Standard">
      <style:text-properties officeooo:rsid="00479596" officeooo:paragraph-rsid="00479596"/>
    </style:style>
    <style:style style:name="P52" style:family="paragraph" style:parent-style-name="Standard">
      <style:text-properties officeooo:paragraph-rsid="00479596"/>
    </style:style>
    <style:style style:name="P53" style:family="paragraph" style:parent-style-name="Standard">
      <style:text-properties style:font-name="Droid Sans Mono" fo:font-size="10pt" officeooo:rsid="00479596" officeooo:paragraph-rsid="00479596" style:font-size-asian="10pt" style:font-size-complex="10pt"/>
    </style:style>
    <style:style style:name="P54" style:family="paragraph" style:parent-style-name="Standard">
      <style:text-properties style:font-name="Droid Sans Mono" fo:font-size="10pt" officeooo:rsid="00479596" officeooo:paragraph-rsid="00482c10" style:font-size-asian="10pt" style:font-size-complex="10pt"/>
    </style:style>
    <style:style style:name="P55" style:family="paragraph" style:parent-style-name="Standard">
      <style:paragraph-properties fo:break-before="page"/>
      <style:text-properties officeooo:rsid="00479596" officeooo:paragraph-rsid="00479596"/>
    </style:style>
    <style:style style:name="T1" style:family="text">
      <style:text-properties officeooo:rsid="00273521"/>
    </style:style>
    <style:style style:name="T2" style:family="text">
      <style:text-properties officeooo:rsid="003af33d"/>
    </style:style>
    <style:style style:name="T3" style:family="text">
      <style:text-properties officeooo:rsid="001e3701"/>
    </style:style>
    <style:style style:name="T4" style:family="text">
      <style:text-properties officeooo:rsid="00280ae9"/>
    </style:style>
    <style:style style:name="T5" style:family="text">
      <style:text-properties style:font-name="Liberation Sans" fo:font-size="11.8999996185303pt" fo:font-weight="bold" officeooo:rsid="00280ae9" style:font-name-asian="DejaVu Sans" style:font-size-asian="11.8999996185303pt" style:font-weight-asian="bold" style:font-name-complex="Lohit Hindi" style:font-size-complex="11.8999996185303pt" style:font-weight-complex="bold"/>
    </style:style>
    <style:style style:name="T6" style:family="text">
      <style:text-properties style:font-name="Liberation Sans" fo:font-size="11.8999996185303pt" fo:font-weight="bold" officeooo:rsid="00424cf5" style:font-name-asian="DejaVu Sans" style:font-size-asian="11.8999996185303pt" style:font-weight-asian="bold" style:font-name-complex="Lohit Hindi" style:font-size-complex="11.8999996185303pt" style:font-weight-complex="bold"/>
    </style:style>
    <style:style style:name="T7" style:family="text">
      <style:text-properties style:font-name="Liberation Sans" fo:font-size="11.8999996185303pt" fo:font-weight="bold" officeooo:rsid="00479596" style:font-name-asian="DejaVu Sans" style:font-size-asian="11.8999996185303pt" style:font-weight-asian="bold" style:font-name-complex="Lohit Hindi" style:font-size-complex="11.8999996185303pt" style:font-weight-complex="bold"/>
    </style:style>
    <style:style style:name="T8" style:family="text">
      <style:text-properties style:font-name="Liberation Sans" fo:font-size="11.8999996185303pt" fo:font-weight="bold" officeooo:rsid="00479596" style:font-name-asian="DejaVu Sans" style:font-size-asian="11.8999996185303pt" style:font-weight-asian="bold" style:font-name-complex="Lohit Hindi" style:font-size-complex="11.8999996185303pt" style:font-weight-complex="bold"/>
    </style:style>
    <style:style style:name="T9" style:family="text">
      <style:text-properties officeooo:rsid="0029e794"/>
    </style:style>
    <style:style style:name="T10" style:family="text">
      <style:text-properties officeooo:rsid="002ae8e8"/>
    </style:style>
    <style:style style:name="T11" style:family="text">
      <style:text-properties officeooo:rsid="002d5223"/>
    </style:style>
    <style:style style:name="T12" style:family="text">
      <style:text-properties officeooo:rsid="002e557d"/>
    </style:style>
    <style:style style:name="T13" style:family="text">
      <style:text-properties officeooo:rsid="00305001"/>
    </style:style>
    <style:style style:name="T14" style:family="text">
      <style:text-properties officeooo:rsid="00362160"/>
    </style:style>
    <style:style style:name="T15" style:family="text">
      <style:text-properties officeooo:rsid="003c88b3"/>
    </style:style>
    <style:style style:name="T16" style:family="text">
      <style:text-properties officeooo:rsid="0011b245"/>
    </style:style>
    <style:style style:name="T17" style:family="text">
      <style:text-properties officeooo:rsid="0023fdbe"/>
    </style:style>
    <style:style style:name="T18" style:family="text">
      <style:text-properties officeooo:rsid="004356d4"/>
    </style:style>
    <style:style style:name="T19" style:family="text">
      <style:text-properties officeooo:rsid="0044e72a"/>
    </style:style>
    <style:style style:name="T20" style:family="text">
      <style:text-properties officeooo:rsid="00479596"/>
    </style:style>
    <style:style style:name="T21" style:family="text">
      <style:text-properties officeooo:rsid="00499c3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rraform</text:p>
      <text:p text:style-name="P2"/>
      <text:h text:style-name="P38" text:outline-level="5"><text:bookmark-start text:name="__RefHeading__327_1776072604"/><text:span text:style-name="T6">What is</text:span><text:span text:style-name="T5"> Terraform</text:span><text:span text:style-name="T3">?</text:span><text:bookmark-end text:name="__RefHeading__327_1776072604"/></text:h>
      <text:p text:style-name="P3"/>
      <text:p text:style-name="P22"><text:span text:style-name="T3">- </text:span>Terraform is a tool for creating, changing, and versioning infrastructure.</text:p>
      <text:p text:style-name="P22"><text:span text:style-name="T3">- </text:span><text:span text:style-name="T4">Terraform uses the </text:span>‘infrastructure as code’ model.</text:p>
      <text:p text:style-name="P22">- <text:span text:style-name="T19">I</text:span>s ideal for creating, managing, and improving infrastructure.</text:p>
      <text:p text:style-name="P6"/>
      <text:p text:style-name="P21">Several different encryption algorithms and authentication methods are supported.</text:p>
      <text:p text:style-name="P21"/>
      <text:p text:style-name="P21">It is presently administered as a tool on AWS for orchestration. Terraform includes Packer for addressing the automation tasks. You can assume Terraform as an infrastructure provisioning tool that communicates with <text:bookmark-start text:name="__DdeLink__992_2271235780"/>VMware<text:bookmark-end text:name="__DdeLink__992_2271235780"/>, AWS, GCP, and ensures infrastructure deployment. </text:p>
      <text:p text:style-name="P21"/>
      <text:p text:style-name="P21"><text:span text:style-name="T19">T</text:span>erraform can allow the description of your total infrastructure as code irrespective of the number of service providers. You can have servers from AWS, database from Heroku, and DNS from Cloudflare. In this case, terraform helps in building all these resources in parallel across all service providers.</text:p>
      <text:p text:style-name="P6"/>
      <text:h text:style-name="P40" text:outline-level="5"><text:bookmark-start text:name="__RefHeading___Toc354_3514257312"/><text:span text:style-name="T3">Wh</text:span><text:span text:style-name="T9">y would you choose Terraform for DevOps</text:span>?<text:bookmark-end text:name="__RefHeading___Toc354_3514257312"/></text:h>
      <text:p text:style-name="P4"/>
      <text:p text:style-name="P23"><text:span text:style-name="T3">- </text:span><text:span text:style-name="T9">The </text:span>improvement of quality and efficiency in software delivery. </text:p>
      <text:p text:style-name="P23"><text:span text:style-name="T3">- </text:span>Terraform supports automation and helps in running infrastructure as code.<text:span text:style-name="T3"> </text:span></text:p>
      <text:p text:style-name="P31"><text:span text:style-name="T3">- </text:span><text:span text:style-name="T9">It is very well supported and can handle a large number of </text:span><text:span text:style-name="T13">providers (e.g. AWS, Azure, </text:span><text:span text:style-name="T17">VMware</text:span><text:span text:style-name="T13">).</text:span></text:p>
      <text:p text:style-name="P7"/>
      <text:h text:style-name="P39" text:outline-level="5"><text:bookmark-start text:name="__RefHeading__329_1776072604"/><text:bookmark-start text:name="__DdeLink__188_3514257312"/><text:span text:style-name="T3">What </text:span><text:span text:style-name="T9">the main features of Terraform</text:span>?<text:bookmark-end text:name="__RefHeading__329_1776072604"/></text:h>
      <text:p text:style-name="P2"/>
      <text:p text:style-name="P5">- <text:bookmark-end text:name="__DdeLink__188_3514257312"/>In-built graphing features for visualization of infrastructure</text:p>
      <text:p text:style-name="P5">- Friendly custom syntax helps in improving efficiency</text:p>
      <text:p text:style-name="P5">- The ability for understanding resource relationships</text:p>
      <text:p text:style-name="P5">- Contribution of updates and new features by the Open Source Project</text:p>
      <text:p text:style-name="P7">- Capability for breaking down a configuration into smaller parts for ease of organization</text:p>
      <text:p text:style-name="P7"><text:s text:c="3"/>and maintenance.</text:p>
      <text:p text:style-name="P36"/>
      <text:p text:style-name="P37"/>
      <text:h text:style-name="P41" text:outline-level="5"><text:bookmark-start text:name="__RefHeading__331_17760726041"/><text:span text:style-name="T10">How does Terraform work</text:span>?<text:bookmark-end text:name="__RefHeading__331_17760726041"/></text:h>
      <text:p text:style-name="P24"/>
      <text:p text:style-name="P24"><text:span text:style-name="T3">- </text:span><text:span text:style-name="T10">It has a </text:span>plugin-based architecture.</text:p>
      <text:p text:style-name="P24">- <text:span text:style-name="T10">P</text:span>lugin-based architecture helps developers in extending functionalities of Terraform.</text:p>
      <text:p text:style-name="P8"/>
      <text:p text:style-name="P8">????</text:p>
      <text:p text:style-name="P8"/>
      <text:p text:style-name="P8"/>
      <text:p text:style-name="P33"/>
      <text:h text:style-name="P41" text:outline-level="5"><text:bookmark-start text:name="__RefHeading___Toc356_3514257312"/><text:span text:style-name="T3">What </text:span><text:span text:style-name="T10">are the notable applications of Terraform</text:span>?<text:bookmark-end text:name="__RefHeading___Toc356_3514257312"/></text:h>
      <text:p text:style-name="P8"/>
      <text:p text:style-name="P8">- Development of multi-tier applications</text:p>
      <text:p text:style-name="P8">- Creation of disposable environments</text:p>
      <text:p text:style-name="P8">- Multi-cloud deployment</text:p>
      <text:p text:style-name="P8">- Heroku App setup</text:p>
      <text:p text:style-name="P8">- Self-service clusters</text:p>
      <text:p text:style-name="P8">- Resource schedulers</text:p>
      <text:p text:style-name="P8">- Developing software demos</text:p>
      <text:p text:style-name="P9"/>
      <text:h text:style-name="P42" text:outline-level="5"><text:bookmark-start text:name="__RefHeading__331_17760726042"/>What is the process for making the object of one module available for another module at a higher level<text:bookmark-start text:name="__DdeLink__199_35142573121"/>?<text:bookmark-end text:name="__RefHeading__331_17760726042"/></text:h>
      <text:p text:style-name="P9"><text:bookmark-end text:name="__DdeLink__199_35142573121"/></text:p>
      <text:p text:style-name="P9">- Define an output variable in a resource configuration.</text:p>
      <text:p text:style-name="P9">- Declare the output variable of module_1 for use in another module’s configuration.</text:p>
      <text:p text:style-name="P25"><text:span text:style-name="T3">- </text:span>Create a new key name and ensure that it is equivalent to the output variable of module_1.</text:p>
      <text:p text:style-name="P25">- Now, create a file ‘variable.tf’ for module_2.</text:p>
      <text:p text:style-name="P25">- Set up an input variable inside the ‘variable.tf’ the file that would enable dynamic configuration</text:p>
      <text:p text:style-name="P25"><text:s text:c="3"/>of the resource in a module.</text:p>
      <text:p text:style-name="P25"/>
      <text:p text:style-name="P9">In order to ensure the availability of the variable to another module, repeat the process again. The reason for this is the restricted scope of the particular variable to module_2.</text:p>
      <text:p text:style-name="P9"/>
      <text:h text:style-name="P42" text:outline-level="5"><text:bookmark-start text:name="__RefHeading__331_17760726043"/>Does Terraform support themes<text:bookmark-start text:name="__DdeLink__199_35142573122"/>?<text:bookmark-end text:name="__RefHeading__331_17760726043"/></text:h>
      <text:p text:style-name="P9"><text:bookmark-end text:name="__DdeLink__199_35142573122"/></text:p>
      <text:p text:style-name="P9">Terraform supports Gtk themes <text:span text:style-name="T11">(themes for the GTK+ toolkit)</text:span>. </text:p>
      <text:p text:style-name="P9"/>
      <text:h text:style-name="P42" text:outline-level="5"><text:bookmark-start text:name="__RefHeading__331_17760726044"/>What are the components of Terraform<text:bookmark-start text:name="__DdeLink__199_35142573123"/>?<text:bookmark-end text:name="__RefHeading__331_17760726044"/></text:h>
      <text:p text:style-name="P9"><text:bookmark-end text:name="__DdeLink__199_35142573123"/></text:p>
      <text:p text:style-name="P9">The two components are the Terraform Core and Terraform Plugins.</text:p>
      <text:p text:style-name="P9"/>
      <text:p text:style-name="P9">The Terraform Core utilizes remote procedure calls (RPCs) for communicating with Terraform Plugins. In addition, Terraform Core also offers diverse ways of discovering and loading plugins according to requirements. The Terraform Plugins represent an implementation for a specific service such as bash or AWS or provisioner. </text:p>
      <text:p text:style-name="P34"/>
      <text:h text:style-name="P42" text:outline-level="5"><text:bookmark-start text:name="__RefHeading__331_17760726045"/>What are the primary responsibilities of Terraform Core<text:bookmark-start text:name="__DdeLink__199_35142573124"/>?<text:bookmark-end text:name="__RefHeading__331_17760726045"/></text:h>
      <text:p text:style-name="P9"><text:bookmark-end text:name="__DdeLink__199_35142573124"/></text:p>
      <text:p text:style-name="P9">Terraform Core is a statically-compiled binary <text:span text:style-name="T12">written in Go</text:span>.</text:p>
      <text:p text:style-name="P9"/>
      <text:p text:style-name="P9">The primary responsibilities of the Terraform Core are:</text:p>
      <text:p text:style-name="P9"/>
      <text:p text:style-name="P9">- Resource state management</text:p>
      <text:p text:style-name="P9">- Execution of plans</text:p>
      <text:p text:style-name="P9">- Communication with plugins through RPC</text:p>
      <text:p text:style-name="P9">- Construction of Resource Graph</text:p>
      <text:p text:style-name="P9">- Infrastructure as code functionalities for reading and interpolation </text:p>
      <text:p text:style-name="P9"><text:s text:c="2"/>of configuration files and modules.</text:p>
      <text:p text:style-name="P9"/>
      <text:h text:style-name="P42" text:outline-level="5"><text:bookmark-start text:name="__RefHeading__331_17760726046"/>What <text:span text:style-name="T12">are</text:span> the Terraform Plugins<text:bookmark-start text:name="__DdeLink__199_35142573125"/>?<text:bookmark-end text:name="__RefHeading__331_17760726046"/></text:h>
      <text:p text:style-name="P9"><text:bookmark-end text:name="__DdeLink__199_35142573125"/></text:p>
      <text:p text:style-name="P10">Terraform Plugins are executable binaries written in Go. </text:p>
      <text:p text:style-name="P10"/>
      <text:p text:style-name="P11">Plugins are basically the providers and provisioners in Terraform configurations. </text:p>
      <text:p text:style-name="P11">Terraform has various in-built provisioner plugins, and users have to discover provider plugins dynamically according to their requirements. </text:p>
      <text:p text:style-name="P11">The Terraform plugins help in domain-specific implementation of the service they represent.</text:p>
      <text:p text:style-name="P9"/>
      <text:h text:style-name="P42" text:outline-level="5"><text:bookmark-start text:name="__RefHeading__331_17760726047"/>What are the primary responsibilities of the provider and provisioner plugins<text:bookmark-start text:name="__DdeLink__199_35142573126"/>?<text:bookmark-end text:name="__RefHeading__331_17760726047"/></text:h>
      <text:p text:style-name="P9"><text:bookmark-end text:name="__DdeLink__199_35142573126"/></text:p>
      <text:p text:style-name="P9">- Authentication with infrastructure provider.</text:p>
      <text:p text:style-name="P9">- Definition of resources that map to particular services.</text:p>
      <text:p text:style-name="P9">- Initialization of libraries used for making API calls.</text:p>
      <text:p text:style-name="P9"/>
      <text:p text:style-name="P9">The primary responsibility of provisioner plugins is the execution of commands or scripts on a specific resource after creation or upon its destruction.</text:p>
      <text:p text:style-name="P9"/>
      <text:h text:style-name="P42" text:outline-level="5"><text:bookmark-start text:name="__RefHeading__331_17760726048"/>How does Terraform help in discovering plugins<text:bookmark-start text:name="__DdeLink__199_35142573127"/>?<text:bookmark-end text:name="__RefHeading__331_17760726048"/></text:h>
      <text:p text:style-name="P9"><text:bookmark-end text:name="__DdeLink__199_35142573127"/></text:p>
      <text:p text:style-name="P12">The command “terraform init” helps Terraform read configuration files in the working directory. </text:p>
      <text:p text:style-name="P12"/>
      <text:p text:style-name="P12">Then, Terraform finds out the necessary plugins and searches for installed plugins in different locations. In addition, Terraform also downloads additional plugins at times.</text:p>
      <text:p text:style-name="P12"/>
      <text:p text:style-name="P12">Then, it decides the plugin versions for using and writes a lock file for ensuring that Terraform will use the same plugin versions. </text:p>
      <text:p text:style-name="P9"/>
      <text:p text:style-name="P34"><text:bookmark-start text:name="__DdeLink__208_35142573121"/></text:p>
      <text:h text:style-name="P43" text:outline-level="5"><text:bookmark-start text:name="__RefHeading__331_17760726049"/>What are the different behaviors of Terraform plugins during discovery<text:bookmark-start text:name="__DdeLink__199_35142573128"/>?<text:bookmark-end text:name="__RefHeading__331_17760726049"/></text:h>
      <text:p text:style-name="P26"><text:bookmark-end text:name="__DdeLink__208_35142573121"/><text:bookmark-end text:name="__DdeLink__199_35142573128"/></text:p>
      <text:p text:style-name="P14">The behavior of the plugins depends on their type. </text:p>
      <text:p text:style-name="P14"/>
      <text:p text:style-name="P14">The three kinds of plugins are </text:p>
      <text:list xml:id="list3249799859" text:style-name="L1">
        <text:list-item>
          <text:p text:style-name="P46">built-in provisioners</text:p>
        </text:list-item>
        <text:list-item>
          <text:p text:style-name="P46">providers by HashiCorp</text:p>
        </text:list-item>
        <text:list-item>
          <text:p text:style-name="P46">third-party providers and provisioners</text:p>
        </text:list-item>
      </text:list>
      <text:p text:style-name="P14"/>
      <text:p text:style-name="P14">The in-built provisioner plugins are always available in the Terraform binary. </text:p>
      <text:p text:style-name="P14">The providers by HashiCorp download automatically if not installed already. </text:p>
      <text:p text:style-name="P14"><text:span text:style-name="T14">T</text:span>hird-party providers and provisioners have to <text:span text:style-name="T14">be </text:span>install<text:span text:style-name="T14">ed</text:span> manually. </text:p>
      <text:h text:style-name="P43" text:outline-level="5"><text:bookmark-start text:name="__RefHeading__331_177607260410"/>What is the Terraform configuration for creating a single EC2 instance on AWS<text:bookmark-start text:name="__DdeLink__208_35142573122"/><text:bookmark-start text:name="__DdeLink__199_35142573129"/>?<text:bookmark-end text:name="__RefHeading__331_177607260410"/></text:h>
      <text:p text:style-name="P26"><text:bookmark-end text:name="__DdeLink__208_35142573122"/><text:bookmark-end text:name="__DdeLink__199_35142573129"/></text:p>
      <text:p text:style-name="P27">E.g.</text:p>
      <text:p text:style-name="P28">&gt;&gt;&gt;&gt;&gt;</text:p>
      <text:p text:style-name="P29">provider "aws" {</text:p>
      <text:p text:style-name="P29"><text:s text:c="2"/>region = "ap-south-1"</text:p>
      <text:p text:style-name="P29">}</text:p>
      <text:p text:style-name="P29"/>
      <text:p text:style-name="P29">resource "aws_instance"</text:p>
      <text:p text:style-name="P29"/>
      <text:p text:style-name="P29">"example" {</text:p>
      <text:p text:style-name="P29"><text:s text:c="2"/>ami = "ami-4fc58420"</text:p>
      <text:p text:style-name="P29"><text:s text:c="2"/>instance_type = "t2.micro"</text:p>
      <text:p text:style-name="P29"/>
      <text:p text:style-name="P29"><text:s text:c="2"/>tags {</text:p>
      <text:p text:style-name="P29"><text:s text:c="4"/>Name = "terraform-example"</text:p>
      <text:p text:style-name="P29"><text:s text:c="2"/>}</text:p>
      <text:p text:style-name="P29">}</text:p>
      <text:p text:style-name="P28">&lt;&lt;&lt;&lt;&lt;</text:p>
      <text:p text:style-name="P13"><text:bookmark-start text:name="__DdeLink__208_35142573123"/></text:p>
      <text:h text:style-name="P43" text:outline-level="5"><text:bookmark-start text:name="__RefHeading__331_177607260411"/>Why does POVRay render fields and does not display sometimes<text:bookmark-start text:name="__DdeLink__199_351425731210"/>?<text:bookmark-end text:name="__RefHeading__331_177607260411"/></text:h>
      <text:p text:style-name="P26"><text:bookmark-end text:name="__DdeLink__208_35142573123"/><text:bookmark-end text:name="__DdeLink__199_351425731210"/></text:p>
      <text:p text:style-name="P26">POV-Ray, is a cross-platform ray-tracing program that generates images from a text-based scene description.</text:p>
      <text:p text:style-name="P26"/>
      <text:p text:style-name="P13">The primary reason for the failure of default export to POVRay could be the lower version of POVRay. </text:p>
      <text:p text:style-name="P13"/>
      <text:p text:style-name="P13">Version 3.0 of POVRay does not support the display. The same reason could be evident in the case </text:p>
      <text:p text:style-name="P13">of failure in a display of POVRay without error reports. Terraform works effectively with the 3.1 version of POVRay. So, you should use the –pov30 switch for informing Terraform about the issue. </text:p>
      <text:p text:style-name="P13"/>
      <text:p text:style-name="P13">You can check the version of POVRay by typing “POVRay” and observing the first line of the output. </text:p>
      <text:p text:style-name="P13"/>
      <text:p text:style-name="P13">POV-Ray, is a cross-platform ray-tracing program that generates images from a text-based scene description.</text:p>
      <text:p text:style-name="P13"><text:bookmark-start text:name="__DdeLink__208_35142573124"/></text:p>
      <text:h text:style-name="P43" text:outline-level="5"><text:bookmark-start text:name="__RefHeading__331_177607260412"/><text:soft-page-break/>What if I encounter a serious error and want to rollback<text:bookmark-start text:name="__DdeLink__199_351425731211"/>?<text:bookmark-end text:name="__RefHeading__331_177607260412"/></text:h>
      <text:p text:style-name="P26"><text:bookmark-end text:name="__DdeLink__208_35142573124"/><text:bookmark-end text:name="__DdeLink__199_351425731211"/></text:p>
      <text:p text:style-name="P15">The answer is recommitting the previous version of the code for making it the new and current version in a VCS (Version Control System). </text:p>
      <text:p text:style-name="P15"/>
      <text:p text:style-name="P15">As a result, a terraform run triggers and runs the old code. It is essential to ensure that the old code contains all entities provisioned in the code for rollback. </text:p>
      <text:p text:style-name="P15"/>
      <text:p text:style-name="P15">If the state file has been subject to corruption from a recent Terraform run, then you can opt for State Rollback Feature in Terraform Enterprise. It can help you to roll back to the previous latest state. The validation for this process is the versioning of every state change.</text:p>
      <text:p text:style-name="P13"><text:bookmark-start text:name="__DdeLink__208_35142573125"/></text:p>
      <text:h text:style-name="P43" text:outline-level="5"><text:bookmark-start text:name="__RefHeading__331_177607260413"/>Can I add policies to the open-source or Pro version of Terraform Enterprise<text:bookmark-start text:name="__DdeLink__199_351425731212"/>?<text:bookmark-end text:name="__RefHeading__331_177607260413"/></text:h>
      <text:p text:style-name="P26"><text:bookmark-end text:name="__DdeLink__208_35142573125"/><text:bookmark-end text:name="__DdeLink__199_351425731212"/></text:p>
      <text:p text:style-name="P16"><text:span text:style-name="T15">- Y</text:span>ou cannot add policies to the open-source version of Terraform Enterprise.</text:p>
      <text:p text:style-name="P16">- The same also goes for the Enterprise Pro version.</text:p>
      <text:p text:style-name="P16">- The Premium version of Terraform Enterprise only could access the sentinel policies.</text:p>
      <text:p text:style-name="P13"><text:bookmark-start text:name="__DdeLink__208_35142573126"/></text:p>
      <text:h text:style-name="P43" text:outline-level="5"><text:bookmark-start text:name="__RefHeading__331_177607260414"/>What are the ways to lock Terraform module versions<text:bookmark-start text:name="__DdeLink__199_351425731213"/>?<text:bookmark-end text:name="__RefHeading__331_177607260414"/></text:h>
      <text:p text:style-name="P26"><text:bookmark-end text:name="__DdeLink__208_35142573126"/><text:bookmark-end text:name="__DdeLink__199_351425731213"/></text:p>
      <text:p text:style-name="P13">Using the Terraform module registry as a source, you can use the ‘version’ attribute in the module in the Terraform configuration file. </text:p>
      <text:p text:style-name="P13"/>
      <text:p text:style-name="P13">Using a GitHub repository as a source, you have to specify branch, versions, and query string with ‘?ref’.</text:p>
      <text:p text:style-name="P13"><text:bookmark-start text:name="__DdeLink__208_35142573127"/></text:p>
      <text:h text:style-name="P43" text:outline-level="5"><text:bookmark-start text:name="__RefHeading__331_177607260415"/>Are callbacks possible with Terraform on Azure<text:bookmark-start text:name="__DdeLink__199_351425731214"/>?<text:bookmark-end text:name="__RefHeading__331_177607260415"/></text:h>
      <text:p text:style-name="P26"><text:bookmark-end text:name="__DdeLink__208_35142573127"/><text:bookmark-end text:name="__DdeLink__199_351425731214"/></text:p>
      <text:p text:style-name="P13">Callbacks are possible on Azure with Terraform by using the Azure Event Hubs. AzureRM provider of Terraform provides this functionality easily to users. Most important of all, Azure Cloud Shell of Microsoft provides an already installed instance of Terraform. </text:p>
      <text:p text:style-name="P13"><text:bookmark-start text:name="__DdeLink__208_35142573128"/></text:p>
      <text:h text:style-name="P43" text:outline-level="5"><text:bookmark-start text:name="__RefHeading__331_177607260416"/>Can I use Terraform for on-premises infrastructure<text:bookmark-start text:name="__DdeLink__199_351425731215"/>?<text:bookmark-end text:name="__RefHeading__331_177607260416"/></text:h>
      <text:p text:style-name="P26"><text:bookmark-end text:name="__DdeLink__208_35142573128"/><text:bookmark-end text:name="__DdeLink__199_351425731215"/></text:p>
      <text:p text:style-name="P18">The answer to this question clearly implies the feasibility of using Terraform with on-premises infrastructure. Many providers offer this functionality, and you can choose one according to your requirements. Certain providers also have APIs for accessing Terraform in on-premises infrastructure <text:span text:style-name="T18">(e.g. </text:span><text:span text:style-name="T17">VMware</text:span><text:span text:style-name="T18">)</text:span>.</text:p>
      <text:p text:style-name="P13"><text:bookmark-start text:name="__DdeLink__208_35142573129"/></text:p>
      <text:h text:style-name="P43" text:outline-level="5"><text:bookmark-start text:name="__RefHeading__331_177607260417"/>What are the version controls supported on Terraform<text:bookmark-start text:name="__DdeLink__199_351425731216"/>?<text:bookmark-end text:name="__RefHeading__331_177607260417"/></text:h>
      <text:p text:style-name="P26"><text:bookmark-end text:name="__DdeLink__208_35142573129"/><text:bookmark-end text:name="__DdeLink__199_351425731216"/></text:p>
      <text:p text:style-name="P17">GitHub is the basic version control supported on Terraform. </text:p>
      <text:p text:style-name="P17"/>
      <text:p text:style-name="P17">In addition, you can also find the support of GitLab CE and GitLab EE on Terraform. </text:p>
      <text:p text:style-name="P17">Furthermore, Terraform also supports the Bucket Cloud. </text:p>
      <text:p text:style-name="P13"><text:bookmark-start text:name="__DdeLink__208_351425731210"/></text:p>
      <text:h text:style-name="P43" text:outline-level="5"><text:bookmark-start text:name="__RefHeading__331_177607260418"/><text:soft-page-break/>Is there any similarity between the management of Azure Availability Zones and management by other available cloud providers<text:bookmark-start text:name="__DdeLink__199_351425731217"/>?<text:bookmark-end text:name="__RefHeading__331_177607260418"/></text:h>
      <text:p text:style-name="P26"><text:bookmark-end text:name="__DdeLink__208_351425731210"/><text:bookmark-end text:name="__DdeLink__199_351425731217"/></text:p>
      <text:p text:style-name="P17">The response to this question would directly refer to the fact that availability zones have different areas and zones. </text:p>
      <text:p text:style-name="P17"/>
      <text:p text:style-name="P17">Every availability zone has a specific power source and network. Any region with an enabled availability zone would have three different availability zones. </text:p>
      <text:p text:style-name="P17">You need to note that AzureRM Terraform provider does not have any accessible resources for the management of Azure Availability Zones. However, this is the present scenario, and AzureRM Terraform provider could include some improvements in the future for this issue. </text:p>
      <text:p text:style-name="P13"><text:bookmark-start text:name="__DdeLink__208_351425731211"/></text:p>
      <text:h text:style-name="P43" text:outline-level="5"><text:bookmark-start text:name="__RefHeading__331_177607260419"/>How can I upgrade plugins on Terraform<text:bookmark-start text:name="__DdeLink__199_351425731218"/>?<text:bookmark-end text:name="__RefHeading__331_177607260419"/></text:h>
      <text:p text:style-name="P26"><text:bookmark-end text:name="__DdeLink__208_351425731211"/><text:bookmark-end text:name="__DdeLink__199_351425731218"/></text:p>
      <text:p text:style-name="P17">The answer would start off with running ‘terraform init’ with the ‘-upgrade’ option. </text:p>
      <text:p text:style-name="P17"/>
      <text:p text:style-name="P17">The command helps in rechecking the releases.hashicorp.com to find out new acceptable provider versions. The command also downloads the available provider versions. Such types of actions are evident in the case of providers which have their acceptable versions in the automatic downloads directory. The automatic downloads directory is “.terraform/plugins/&lt;OS&gt;_&lt;ARCH&gt;.”</text:p>
      <text:p text:style-name="P13"/>
      <text:p text:style-name="P13">In case of installation of any acceptable version of a specific provider in another location, the ‘terraform init -upgrade’ command will not download a new version. </text:p>
      <text:p text:style-name="P13"><text:bookmark-start text:name="__DdeLink__208_351425731212"/></text:p>
      <text:h text:style-name="P45" text:outline-level="5"><text:bookmark-start text:name="__RefHeading__331_177607260420"/><text:span text:style-name="T7">How do you run Terraform</text:span><text:bookmark-start text:name="__DdeLink__199_351425731219"/><text:span text:style-name="T16">?</text:span><text:bookmark-end text:name="__RefHeading__331_177607260420"/></text:h>
      <text:p text:style-name="P26"><text:bookmark-end text:name="__DdeLink__208_351425731212"/><text:bookmark-end text:name="__DdeLink__199_351425731219"/></text:p>
      <text:p text:style-name="P51">1. Create a project directory</text:p>
      <text:p text:style-name="P53"><text:s text:c="4"/>$ mkdir test_proj</text:p>
      <text:p text:style-name="P53"><text:s text:c="4"/>$ cd test|_proj</text:p>
      <text:p text:style-name="P51"/>
      <text:p text:style-name="P51">2. Create a terraform “tf” file</text:p>
      <text:p text:style-name="P53"><text:s text:c="4"/>$ vi terraform.tf</text:p>
      <text:p text:style-name="P13"/>
      <text:p text:style-name="P51">3. Create a plan to see what changes will be made</text:p>
      <text:p text:style-name="P53"><text:s text:c="4"/>$ terraform plan</text:p>
      <text:p text:style-name="P51"/>
      <text:p text:style-name="P51">4. Apply the plan</text:p>
      <text:p text:style-name="P53"><text:s text:c="4"/>$ terraform apply</text:p>
      <text:p text:style-name="P51"/>
      <text:p text:style-name="P55"><text:bookmark-start text:name="__DdeLink__208_351425731213"/><text:bookmark-start text:name="__DdeLink__802_4245474041"/></text:p>
      <text:h text:style-name="P45" text:outline-level="5"><text:bookmark-start text:name="__RefHeading__331_177607260421"/><text:span text:style-name="T7">Usefull Terraform commands</text:span><text:bookmark-start text:name="__DdeLink__199_351425731220"/><text:span text:style-name="T16">?</text:span><text:bookmark-end text:name="__RefHeading__331_177607260421"/></text:h>
      <text:p text:style-name="P50"><text:bookmark-end text:name="__DdeLink__208_351425731213"/><text:bookmark-end text:name="__DdeLink__199_351425731220"/></text:p>
      <text:p text:style-name="P53">terraform init [&lt;dir&gt;] <text:s text:c="11"/># Initialize a working directory containing </text:p>
      <text:p text:style-name="P53"><text:s text:c="37"/>Terraform configuration files</text:p>
      <text:p text:style-name="P53">terraform get --update <text:s text:c="11"/># Update terraform modules <text:span text:style-name="T21">(get latest versions)</text:span></text:p>
      <text:p text:style-name="P53">terraform plan [&lt;dir&gt;] <text:s text:c="11"/># Create an execution plan without making any </text:p>
      <text:p text:style-name="P53"><text:s text:c="37"/>changes </text:p>
      <text:p text:style-name="P53">terraform apply [&lt;dir&gt;] <text:s text:c="10"/># Apply a *.tf plan (all plans in the directory)</text:p>
      <text:p text:style-name="P53"/>
      <text:p text:style-name="P53">terraform destroy [&lt;dir&gt;] <text:s text:c="8"/># Destroy resources defined in the *.tf files</text:p>
      <text:p text:style-name="P53"/>
      <text:p text:style-name="P53">terraform taint &lt;res_name&gt; <text:s text:c="7"/># Taint a resource (force it’s re-creation)</text:p>
      <text:p text:style-name="P53"/>
      <text:p text:style-name="P53">terraform plan -out=path [&lt;dir&gt;] <text:s/># Path to save generated execution plan.</text:p>
      <text:p text:style-name="P53">terraform validate <text:s text:c="15"/># Validate the terraform configuration</text:p>
      <text:p text:style-name="P53">terraform show [&lt;path&gt;] <text:s text:c="10"/># Check the current state (path to state or </text:p>
      <text:p text:style-name="P53"><text:s text:c="37"/>plan file)</text:p>
      <text:p text:style-name="P53">terraform state list <text:s text:c="13"/># List terraform modules (resources)</text:p>
      <text:p text:style-name="P53">terraform output <text:s text:c="17"/># Show output variables</text:p>
      <text:p text:style-name="P53"/>
      <text:p text:style-name="P54">terraform plan <text:s text:c="23"/># "terrafrom plan" will show log info if </text:p>
      <text:p text:style-name="P54"><text:s text:c="41"/>lock is held by another session</text:p>
      <text:p text:style-name="P53">terraform force-unlock LOCK_ID [DIR] <text:s/># Force an unlock</text:p>
      <text:p text:style-name="P53"><text:s text:c="38"/># Local state files cannot be unlocked by </text:p>
      <text:p text:style-name="P53"><text:s text:c="41"/>another process.</text:p>
      <text:p text:style-name="P48"><text:bookmark-start text:name="__DdeLink__208_3514257312131"/></text:p>
      <text:h text:style-name="P44" text:outline-level="5"><text:bookmark-start text:name="__RefHeading__331_1776072604211"/><text:span text:style-name="T20">yyy</text:span><text:bookmark-start text:name="__DdeLink__199_3514257312201"/>?<text:bookmark-end text:name="__RefHeading__331_1776072604211"/></text:h>
      <text:p text:style-name="P52"><text:bookmark-end text:name="__DdeLink__208_3514257312131"/><text:bookmark-end text:name="__DdeLink__199_3514257312201"/></text:p>
      <text:p text:style-name="P51">Xxx</text:p>
      <text:p text:style-name="P51"/>
      <text:p text:style-name="P48"><text:bookmark-start text:name="__DdeLink__208_3514257312132"/></text:p>
      <text:h text:style-name="P44" text:outline-level="5"><text:bookmark-start text:name="__RefHeading__331_1776072604212"/><text:span text:style-name="T20">yyy</text:span><text:bookmark-start text:name="__DdeLink__199_3514257312202"/>?<text:bookmark-end text:name="__RefHeading__331_1776072604212"/></text:h>
      <text:p text:style-name="P52"><text:bookmark-end text:name="__DdeLink__208_3514257312132"/><text:bookmark-end text:name="__DdeLink__199_3514257312202"/></text:p>
      <text:p text:style-name="P51">Xxx</text:p>
      <text:p text:style-name="P51"/>
      <text:p text:style-name="P48"><text:bookmark-start text:name="__DdeLink__208_3514257312133"/></text:p>
      <text:h text:style-name="P44" text:outline-level="5"><text:bookmark-start text:name="__RefHeading__331_1776072604213"/><text:span text:style-name="T20">yyy</text:span><text:bookmark-start text:name="__DdeLink__199_3514257312203"/>?<text:bookmark-end text:name="__RefHeading__331_1776072604213"/></text:h>
      <text:p text:style-name="P52"><text:bookmark-end text:name="__DdeLink__208_3514257312133"/><text:bookmark-end text:name="__DdeLink__199_3514257312203"/></text:p>
      <text:p text:style-name="P51">Xxx</text:p>
      <text:p text:style-name="P51"/>
      <text:p text:style-name="P48"><text:bookmark-start text:name="__DdeLink__208_3514257312134"/></text:p>
      <text:h text:style-name="P44" text:outline-level="5"><text:bookmark-start text:name="__RefHeading__331_1776072604214"/><text:span text:style-name="T20">yyy</text:span><text:bookmark-start text:name="__DdeLink__199_3514257312204"/>?<text:bookmark-end text:name="__RefHeading__331_1776072604214"/></text:h>
      <text:p text:style-name="P52"><text:bookmark-end text:name="__DdeLink__208_3514257312134"/><text:bookmark-end text:name="__DdeLink__199_3514257312204"/></text:p>
      <text:p text:style-name="P51">Xxx</text:p>
      <text:p text:style-name="P51"/>
      <text:p text:style-name="P48"><text:bookmark-start text:name="__DdeLink__208_3514257312135"/></text:p>
      <text:h text:style-name="P44" text:outline-level="5"><text:bookmark-start text:name="__RefHeading__331_1776072604215"/><text:span text:style-name="T20">yyy</text:span><text:bookmark-start text:name="__DdeLink__199_3514257312205"/>?<text:bookmark-end text:name="__RefHeading__331_1776072604215"/></text:h>
      <text:p text:style-name="P52"><text:bookmark-end text:name="__DdeLink__208_3514257312135"/><text:bookmark-end text:name="__DdeLink__199_3514257312205"/></text:p>
      <text:p text:style-name="P51"><text:soft-page-break/>Xxx</text:p>
      <text:p text:style-name="P51"/>
      <text:p text:style-name="P51"><text:bookmark-end text:name="__DdeLink__802_4245474041"/></text:p>
      <text:p text:style-name="P20"/>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327_1776072604" text:style-name="Index_20_Link" text:visited-style-name="Index_20_Link">1. Define Terraform?<text:tab/>1</text:a></text:p>
          <text:p text:style-name="P35"><text:a xlink:type="simple" xlink:href="#__RefHeading___Toc354_3514257312" text:style-name="Index_20_Link" text:visited-style-name="Index_20_Link">2. Why would you choose Terraform for DevOps?<text:tab/>1</text:a></text:p>
          <text:p text:style-name="P35"><text:a xlink:type="simple" xlink:href="#__RefHeading__329_1776072604" text:style-name="Index_20_Link" text:visited-style-name="Index_20_Link">3. What the main features of Terraform?<text:tab/>1</text:a></text:p>
          <text:p text:style-name="P35"><text:a xlink:type="simple" xlink:href="#__RefHeading__331_17760726041" text:style-name="Index_20_Link" text:visited-style-name="Index_20_Link">4. How does Terraform work?<text:tab/>1</text:a></text:p>
          <text:p text:style-name="P35"><text:a xlink:type="simple" xlink:href="#__RefHeading___Toc356_3514257312" text:style-name="Index_20_Link" text:visited-style-name="Index_20_Link">5. What are the notable applications of Terraform?<text:tab/>1</text:a></text:p>
          <text:p text:style-name="P35"><text:a xlink:type="simple" xlink:href="#__RefHeading__331_17760726042" text:style-name="Index_20_Link" text:visited-style-name="Index_20_Link">6. What is the process for making the object of one module available for another module at a higher level?<text:tab/>2</text:a></text:p>
          <text:p text:style-name="P35"><text:a xlink:type="simple" xlink:href="#__RefHeading__331_17760726043" text:style-name="Index_20_Link" text:visited-style-name="Index_20_Link">7. Does Terraform support themes?<text:tab/>2</text:a></text:p>
          <text:p text:style-name="P35"><text:a xlink:type="simple" xlink:href="#__RefHeading__331_17760726044" text:style-name="Index_20_Link" text:visited-style-name="Index_20_Link">8. What are the components of Terraform?<text:tab/>2</text:a></text:p>
          <text:p text:style-name="P35"><text:a xlink:type="simple" xlink:href="#__RefHeading__331_17760726045" text:style-name="Index_20_Link" text:visited-style-name="Index_20_Link">9. What are the primary responsibilities of Terraform Core?<text:tab/>2</text:a></text:p>
          <text:p text:style-name="P35"><text:a xlink:type="simple" xlink:href="#__RefHeading__331_17760726046" text:style-name="Index_20_Link" text:visited-style-name="Index_20_Link">10. What are the Terraform Plugins?<text:tab/>3</text:a></text:p>
          <text:p text:style-name="P35"><text:a xlink:type="simple" xlink:href="#__RefHeading__331_17760726047" text:style-name="Index_20_Link" text:visited-style-name="Index_20_Link">11. What are the primary responsibilities of the provider and provisioner plugins?<text:tab/>3</text:a></text:p>
          <text:p text:style-name="P35"><text:a xlink:type="simple" xlink:href="#__RefHeading__331_17760726048" text:style-name="Index_20_Link" text:visited-style-name="Index_20_Link">12. How does Terraform help in discovering plugins?<text:tab/>3</text:a></text:p>
          <text:p text:style-name="P35"><text:a xlink:type="simple" xlink:href="#__RefHeading__331_17760726049" text:style-name="Index_20_Link" text:visited-style-name="Index_20_Link">13. What are the different behaviors of Terraform plugins during discovery?<text:tab/>3</text:a></text:p>
          <text:p text:style-name="P35"><text:a xlink:type="simple" xlink:href="#__RefHeading__331_177607260410" text:style-name="Index_20_Link" text:visited-style-name="Index_20_Link">14. What is the Terraform configuration for creating a single EC2 instance on AWS?<text:tab/>4</text:a></text:p>
          <text:p text:style-name="P35"><text:a xlink:type="simple" xlink:href="#__RefHeading__331_177607260411" text:style-name="Index_20_Link" text:visited-style-name="Index_20_Link">15. Why does POVRay render fields and does not display sometimes?<text:tab/>4</text:a></text:p>
          <text:p text:style-name="P35"><text:a xlink:type="simple" xlink:href="#__RefHeading__331_177607260412" text:style-name="Index_20_Link" text:visited-style-name="Index_20_Link">16. What if I encounter a serious error and want to rollback?<text:tab/>4</text:a></text:p>
          <text:p text:style-name="P35"><text:a xlink:type="simple" xlink:href="#__RefHeading__331_177607260413" text:style-name="Index_20_Link" text:visited-style-name="Index_20_Link">17. Can I add policies to the open-source or Pro version of Terraform Enterprise?<text:tab/>5</text:a></text:p>
          <text:p text:style-name="P35"><text:a xlink:type="simple" xlink:href="#__RefHeading__331_177607260414" text:style-name="Index_20_Link" text:visited-style-name="Index_20_Link">18. What are the ways to lock Terraform module versions?<text:tab/>5</text:a></text:p>
          <text:p text:style-name="P35"><text:a xlink:type="simple" xlink:href="#__RefHeading__331_177607260415" text:style-name="Index_20_Link" text:visited-style-name="Index_20_Link">19. Are callbacks possible with Terraform on Azure?<text:tab/>5</text:a></text:p>
          <text:p text:style-name="P35"><text:a xlink:type="simple" xlink:href="#__RefHeading__331_177607260416" text:style-name="Index_20_Link" text:visited-style-name="Index_20_Link">20. Can I use Terraform for on-premises infrastructure?<text:tab/>5</text:a></text:p>
          <text:p text:style-name="P35"><text:a xlink:type="simple" xlink:href="#__RefHeading__331_177607260417" text:style-name="Index_20_Link" text:visited-style-name="Index_20_Link">21. What are the version controls supported on Terraform?<text:tab/>5</text:a></text:p>
          <text:p text:style-name="P35"><text:a xlink:type="simple" xlink:href="#__RefHeading__331_177607260418" text:style-name="Index_20_Link" text:visited-style-name="Index_20_Link">22. Is there any similarity between the management of Azure Availability Zones and management by other available cloud providers?<text:tab/>5</text:a></text:p>
          <text:p text:style-name="P35"><text:a xlink:type="simple" xlink:href="#__RefHeading__331_177607260419" text:style-name="Index_20_Link" text:visited-style-name="Index_20_Link">23. How can I upgrade plugins on Terraform?<text:tab/>6</text:a></text:p>
          <text:p text:style-name="P35"><text:a xlink:type="simple" xlink:href="#__RefHeading__331_177607260420" text:style-name="Index_20_Link" text:visited-style-name="Index_20_Link">24. xxx?<text:tab/>6</text:a></text:p>
          <text:p text:style-name="P35"><text:a xlink:type="simple" xlink:href="#__RefHeading__331_177607260421" text:style-name="Index_20_Link" text:visited-style-name="Index_20_Link">25. xxx?<text:tab/>6</text:a></text:p>
        </text:index-body>
      </text:table-of-content>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3af33d"/>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Terraform</text:span><text:span text:style-name="MT1"> ---<text:tab/><text:tab/></text:span><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0-11-26T18:31:30.283368881</dc:date>
    <meta:editing-duration>PT2H26M41S</meta:editing-duration>
    <meta:editing-cycles>50</meta:editing-cycles>
    <meta:generator>LibreOffice/6.4.6.2$Linux_X86_64 LibreOffice_project/40$Build-2</meta:generator>
    <meta:print-date>2020-11-26T17:58:43.218898239</meta:print-date>
    <meta:document-statistic meta:table-count="0" meta:image-count="0" meta:object-count="0" meta:page-count="9" meta:paragraph-count="192" meta:word-count="1982" meta:character-count="12909" meta:non-whitespace-character-count="10703"/>
  </office:meta>
</office:document-meta>
</file>